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212cm" style:contextual-spacing="false" fo:text-align="justify" style:justify-single-word="false"/>
    </style:style>
    <style:style style:name="P2" style:family="paragraph" style:parent-style-name="Standard" style:list-style-name="WWNum2">
      <style:paragraph-properties fo:margin-top="0cm" fo:margin-bottom="0.212cm" style:contextual-spacing="false" fo:text-align="justify" style:justify-single-word="false"/>
    </style:style>
    <style:style style:name="P3" style:family="paragraph" style:parent-style-name="Standard" style:list-style-name="WWNum3">
      <style:paragraph-properties fo:margin-top="0cm" fo:margin-bottom="0.212cm" style:contextual-spacing="false" fo:text-align="justify" style:justify-single-word="false"/>
    </style:style>
    <style:style style:name="P4" style:family="paragraph" style:parent-style-name="Standard" style:list-style-name="WWNum4">
      <style:paragraph-properties fo:margin-top="0cm" fo:margin-bottom="0.212cm" style:contextual-spacing="false" fo:text-align="justify" style:justify-single-word="false"/>
    </style:style>
    <style:style style:name="P5" style:family="paragraph" style:parent-style-name="Standard" style:master-page-name="Standard">
      <style:paragraph-properties fo:margin-top="0cm" fo:margin-bottom="0.212cm" style:contextual-spacing="false" fo:text-align="justify" style:justify-single-word="false" style:page-number="auto"/>
    </style:style>
    <style:style style:name="P6" style:family="paragraph" style:parent-style-name="Standard" style:list-style-name="WWNum1">
      <style:paragraph-properties fo:margin-left="0.501cm" fo:margin-right="0cm" fo:margin-top="0cm" fo:margin-bottom="0.212cm" style:contextual-spacing="false" fo:text-align="justify" style:justify-single-word="false" fo:text-indent="-0.501cm" style:auto-text-indent="false">
        <style:tab-stops/>
      </style:paragraph-properties>
    </style:style>
    <style:style style:name="P7" style:family="paragraph" style:parent-style-name="Standard">
      <style:paragraph-properties fo:margin-left="0.501cm" fo:margin-right="0cm" fo:margin-top="0cm" fo:margin-bottom="0.212cm" style:contextual-spacing="false" fo:text-align="justify" style:justify-single-word="false" fo:text-indent="0cm" style:auto-text-indent="false"/>
    </style:style>
    <style:style style:name="P8" style:family="paragraph" style:parent-style-name="List_20_Paragraph" style:list-style-name="WWNum1">
      <style:paragraph-properties fo:margin-left="0.501cm" fo:margin-right="0cm" fo:margin-top="0cm" fo:margin-bottom="0.212cm" style:contextual-spacing="true" fo:text-align="justify" style:justify-single-word="false" fo:text-indent="-0.501cm" style:auto-text-indent="false">
        <style:tab-stops/>
      </style:paragraph-properties>
    </style:style>
    <style:style style:name="P9" style:family="paragraph" style:parent-style-name="Header">
      <style:paragraph-properties fo:margin-top="0cm" fo:margin-bottom="0cm" style:contextual-spacing="false" fo:line-height="100%"/>
      <style:text-properties style:font-name="Arial1" fo:font-size="12pt" style:font-size-asian="12pt"/>
    </style:style>
    <style:style style:name="P10" style:family="paragraph" style:parent-style-name="Footer">
      <style:paragraph-properties fo:text-align="end" style:justify-single-word="false"/>
    </style:style>
    <style:style style:name="T1" style:family="text">
      <style:text-properties style:font-name="Arial1" fo:font-size="12pt" fo:font-weight="bold" style:letter-kerning="true" style:font-name-asian="Times New Roman1" style:font-size-asian="12pt" style:language-asian="de" style:country-asian="DE" style:font-weight-asian="bold" style:font-name-complex="Arial2" style:font-size-complex="13pt" style:font-weight-complex="bold"/>
    </style:style>
    <style:style style:name="T2" style:family="text">
      <style:text-properties style:font-name="Arial1" fo:font-size="12pt" fo:font-weight="bold" style:letter-kerning="true" style:font-name-asian="Times New Roman1" style:font-size-asian="12pt" style:language-asian="de" style:country-asian="DE" style:font-weight-asian="bold" style:font-name-complex="Arial2" style:font-weight-complex="bold"/>
    </style:style>
    <style:style style:name="T3" style:family="text">
      <style:text-properties style:font-name="Arial1" style:font-name-asian="Times New Roman1" style:language-asian="de" style:country-asian="DE" style:font-name-complex="Arial2"/>
    </style:style>
    <style:style style:name="T4" style:family="text">
      <style:text-properties style:font-name="Arial1" fo:font-weight="bold" style:font-name-asian="Times New Roman1" style:language-asian="de" style:country-asian="DE" style:font-weight-asian="bold" style:font-name-complex="Arial2"/>
    </style:style>
    <style:style style:name="T5" style:family="text">
      <style:text-properties style:font-name="Arial1" fo:font-weight="bold" style:font-name-asian="Times New Roman1" style:language-asian="de" style:country-asian="DE" style:font-weight-asian="bold" style:font-name-complex="Arial2" style:font-weight-complex="bold"/>
    </style:style>
    <style:style style:name="T6" style:family="text">
      <style:text-properties style:font-name="Arial1" fo:font-style="italic" style:font-name-asian="Times New Roman1" style:language-asian="de" style:country-asian="DE" style:font-style-asian="italic" style:font-name-complex="Arial2"/>
    </style:style>
    <style:style style:name="T7" style:family="text">
      <style:text-properties style:font-name="Arial1" style:font-name-complex="Arial2"/>
    </style:style>
    <style:style style:name="T8"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ernabschnitt 1:</text:span><text:bookmark text:name="_GoBack"/><text:span text:style-name="T1"> Einführung in das Thema Smart Grid mit Lego Mindstorms</text:span></text:p>
      <text:p text:style-name="P1"><text:bookmark text:name="user-content-unterrichtseinheit-smart-gr"/><text:span text:style-name="T2">Unterrichtseinheit Smart Grid (SG)</text:span></text:p>
      <text:p text:style-name="P1"><text:bookmark text:name="user-content-beschreibung-des-lernabschn"/><text:span text:style-name="T5">Überblick über das Thema</text:span></text:p>
      <text:p text:style-name="P1"><text:span text:style-name="T3">Das Smart Grid ist ein sehr vielseitiger und auch komplexer Themenkreis, der sich auf verschiedenen Ebenen im Informatikunterricht bearbeiten lässt. Schulen die über Lego Mindstorms verfügen, können sich auf dieser Ebene mit dem Thema Smart Grid befassen.</text:span></text:p>
      <text:p text:style-name="P1"><text:span text:style-name="T3">Die Energiewende ist zur Zeit ein wichtiges Thema in der gesellschaftlichen Diskussion. Kernfrage dieser Diskussion ist die Gestaltung der zukünftigen Stromerzeugung und Stromverteilung. An diesem Punkt steht das Stromnetz im Fokus. Hier soll sich einiges ändern. Weg vom konventionellen verbrauchsgesteuertem Netz hin zum intelligenten erzeugergesteuertem Netz, auch Smart Grid genannt.</text:span></text:p>
      <text:p text:style-name="P1"><text:span text:style-name="T3">Damit das Netz "Smart" wird, ist die Informatik deutlich stärker als bisher gefordert. In Zukunft müssen Daten über Erzeugung und Bedarf an Strom ausgetauscht werden und dezentrale Netze koordiniert werden.</text:span></text:p>
      <text:p text:style-name="P1"><text:span text:style-name="T5">Beschreibung des Lernabschnitts</text:span></text:p>
      <text:p text:style-name="P1"><text:span text:style-name="T3">Die folgende Sequenz enthält drei Module in denen sich die Schüler ausgehend von Lego Mindstorms mit dem Thema Smart Grid auseinandersetzen. Am Ende der Sequenz können die Schülerinnen und Schüler das Konzept des Smart Grid erklären. Sie kennen den Modellierungskreislauf und den Unterschied zwischen realer Welt und virtueller Umgebung. </text:span></text:p>
      <text:p text:style-name="P1"><text:span text:style-name="T3">Auf diesem Wissenstand kann aufgebaut werden.</text:span></text:p>
      <text:p text:style-name="P1"><text:span text:style-name="T3">Die Schülerinnen und Schüler befassen sich mit der Stromerzeugung aus regenerativen Energiequellen. In einem Experiment erfahren sie dabei die Möglichkeiten und Grenzen von regenerativer Energieerzeugung.</text:span></text:p>
      <text:p text:style-name="P1"><text:span text:style-name="T3">In einem Programmierbeispiel sollen die Schülerinnen und Schüler eine Lampe einschalten nachdem oder sobald ausreichend Strom erzeugt wird.</text:span></text:p>
      <text:p text:style-name="P1"><text:span text:style-name="T3">Über die Fragestellung, ob unser bisheriges Stromnetz geeignet ist, lernen die Schülerinnen und Schüler das Smart Grid kennen. Es wird die Frage geklärt: </text:span><text:span text:style-name="T6">Warum brauchen wir das Smart Grid?</text:span><text:span text:style-name="T3"> Im Anschluss wird erarbeitet, ob und wie die Idee des Smart Grid getestet werden kann. Dies führt vom Modell zur Modellierung und Simulation.</text:span></text:p>
      <text:p text:style-name="P1"><text:span text:style-name="T4">Umfang</text:span><text:span text:style-name="T3">: 4 bis 5 Stunden</text:span></text:p>
      <text:p text:style-name="P1"><text:bookmark text:name="user-content-phasen-des-lernabschnitts"/><text:span text:style-name="T5">Phasen des Lernabschnitts</text:span></text:p>
      <text:list xml:id="list3751931918294095170" text:style-name="WWNum1">
        <text:list-item>
          <text:p text:style-name="P6"><text:span text:style-name="T3">Regenerative Energien im Legomodell - Ein spielerischer Einstieg in das Thema</text:span></text:p>
        </text:list-item>
      </text:list>
      <text:p text:style-name="P7"><text:span text:style-name="T4">Umfang</text:span><text:span text:style-name="T3">: 1 Einzelstunde</text:span></text:p>
      <text:p text:style-name="P7"><text:span text:style-name="T3">Die Schülerinnen und Schüler führen ein Experiment mit Legomodellen einer Solarzelle oder eines Windrades durch. Sie erkennen, dass regenerative Energie in Abhängigkeit von Wind oder Sonne zur Verfügung steht. Sie erkennen dass der erzeugte Strom nicht einfach gespeichert werden kann, sondern die Energie verbraucht werden muss und dass es Verbraucher gibt, die mehr Energie benötigen als erzeugt werden kann.</text:span></text:p>
      <text:p text:style-name="P7"><text:span text:style-name="T3">Weiterhin werden die Schülerinnen und Schüler mit dem Umgang des Energy Meter vertraut.</text:span></text:p>
      <text:list xml:id="list36375133" text:continue-numbering="true" text:style-name="WWNum1">
        <text:list-item>
          <text:p text:style-name="P8"><text:soft-page-break/><text:span text:style-name="T3">Ein kleines Programmierbeispiel mit regenerativen Energien</text:span></text:p>
        </text:list-item>
      </text:list>
      <text:p text:style-name="P7"><text:span text:style-name="T3">Umfang: 1 Doppelstunde</text:span></text:p>
      <text:p text:style-name="P7"><text:span text:style-name="T3">Die Schülerinnen und Schüler programmieren ein kleines Legomodell. Ist ausreichend regenerativer Strom vorhanden, wird eine Lampe eingeschaltet. Das Ergebnis ist ein computergesteuertes Modell eines Teilaspektes des Smart Grid.</text:span></text:p>
      <text:list xml:id="list36368559" text:continue-numbering="true" text:style-name="WWNum1">
        <text:list-item>
          <text:p text:style-name="P8"><text:span text:style-name="T3">Vom Modell zur Modellierung</text:span></text:p>
        </text:list-item>
      </text:list>
      <text:p text:style-name="P7"><text:span text:style-name="T4">Umfang</text:span><text:span text:style-name="T3">: 1 Einzelstunde</text:span></text:p>
      <text:p text:style-name="P7"><text:span text:style-name="T3">Die Schülerinnen und Schüler diskutieren die Frage, ob unser Stromnetz mit regenerativen Energien funktioniert. Sie Lernen das Smart Grid als aktuellen Lösungsansatz kennen.</text:span></text:p>
      <text:p text:style-name="P7"><text:span text:style-name="T3">Einsatz des Videos: </text:span><text:a xlink:type="simple" xlink:href="http://www.youtube.com/watch?v=iyvAwd4p6ds"><text:span text:style-name="T7">http://www.youtube.com/watch?v=iyvAwd4p6ds</text:span></text:a><text:span text:style-name="T7"> </text:span><text:span text:style-name="T3">oder andere Filme.</text:span></text:p>
      <text:p text:style-name="P7"><text:span text:style-name="T3">Mit dem Wissen der vorangegangen Module stellt sich die Frage, ob und wie das Smart Grid getest werden kann oder soll. Die Lösung besteht in einer Simulation, die durch den Computer unter Verwendung von Software geschehen soll. Die Schülerinnen und Schüler erarbeiten den Modellierungskreislauf zusammen mit der Lehrkraft.</text:span></text:p>
      <text:p text:style-name="P1"><text:bookmark text:name="user-content-praxiserfahrungen-mit-dem-l"/><text:span text:style-name="T5">Praxiserfahrungen mit dem Lernabschnitt</text:span></text:p>
      <text:list xml:id="list1659706977294408404" text:style-name="WWNum2">
        <text:list-item>
          <text:p text:style-name="P2"><text:span text:style-name="T3">Die Inhalte der beiden Einzelstunden sind meistens gut zu schaffen. Sollte mehr Zeit zur Verfügung stehen, kann im Bereich der Ideen zur Änderung des Stromnetzes und zur Simulation sowie zum Modellierungskreislauf mit den Schülerinnen und Schülern ausgiebig diskutiert werden.</text:span></text:p>
        </text:list-item>
        <text:list-item>
          <text:p text:style-name="P2"><text:span text:style-name="T3">Die Programmieraufgabe kann sehr zeitaufwändig werden, wenn die Schülerinnen und Schüler nicht genügend Vorkenntnisse haben. In diesem Fall sollte unbedingt mehr Zeit eingeplant werden.</text:span></text:p>
        </text:list-item>
      </text:list>
      <text:p text:style-name="P1"><text:bookmark text:name="user-content-arbeitsmaterialien"/><text:span text:style-name="T5">Arbeitsmaterialien:</text:span></text:p>
      <text:p text:style-name="P1"><text:bookmark text:name="user-content-blätter"/><text:span text:style-name="T5">Arbeitsblätter</text:span></text:p>
      <text:list xml:id="list6740556788877687722" text:style-name="WWNum3">
        <text:list-item>
          <text:p text:style-name="P3"><text:span text:style-name="T7">Stromerzeugung mit der Solarzelle</text:span><text:span text:style-name="T3"> </text:span></text:p>
        </text:list-item>
        <text:list-item>
          <text:p text:style-name="P3"><text:span text:style-name="T7">Stromerzeugung mit einem Windrad</text:span><text:span text:style-name="T3"> </text:span></text:p>
        </text:list-item>
        <text:list-item>
          <text:p text:style-name="P3"><text:span text:style-name="T7">Modellierungskreislauf</text:span></text:p>
        </text:list-item>
      </text:list>
      <text:p text:style-name="P1"><text:bookmark text:name="user-content-dateien"/><text:span text:style-name="T5">Dateien</text:span></text:p>
      <text:list xml:id="list4439373940872470402" text:style-name="WWNum4">
        <text:list-item>
          <text:p text:style-name="P4"><text:span text:style-name="T3">PowerPoint-Präsentation zur Erklärung des Energy Meter-Displays</text:span><text:bookmark text:name="user-content-hinweise"/></text:p>
        </text:list-item>
        <text:list-item>
          <text:p text:style-name="P4"><text:span text:style-name="T3">Lego Mindstorms NXT-Datei: lichtan.rb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049cm" fo:margin-bottom="0.049cm" style:contextual-spacing="false" fo:line-height="100%"/>
      <style:text-properties style:font-name="Times New Roman" fo:font-size="24pt" fo:font-weight="bold" style:letter-kerning="true" style:font-name-asian="Times New Roman1" style:font-size-asian="24pt" style:language-asian="de" style:country-asian="DE" style:font-weight-asian="bold" style:font-name-complex="Times New Roman1" style:font-size-complex="24pt" style:font-weight-complex="bold"/>
    </style:style>
    <style:style style:name="Heading_20_2" style:display-name="Heading 2" style:family="paragraph" style:parent-style-name="Standard" style:default-outline-level="2" style:list-style-name="" style:class="text">
      <style:paragraph-properties fo:margin-top="0.049cm" fo:margin-bottom="0.049cm" style:contextual-spacing="false" fo:line-height="100%"/>
      <style:text-properties style:font-name="Times New Roman" fo:font-size="18pt" fo:font-weight="bold" style:font-name-asian="Times New Roman1" style:font-size-asian="18pt" style:language-asian="de" style:country-asian="DE" style:font-weight-asian="bold" style:font-name-complex="Times New Roman1" style:font-size-complex="18pt" style:font-weight-complex="bold"/>
    </style:style>
    <style:style style:name="Heading_20_3" style:display-name="Heading 3" style:family="paragraph" style:parent-style-name="Standard" style:default-outline-level="3" style:list-style-name="" style:class="text">
      <style:paragraph-properties fo:margin-top="0.049cm" fo:margin-bottom="0.049cm" style:contextual-spacing="false" fo:line-height="100%"/>
      <style:text-properties style:font-name="Times New Roman" fo:font-size="13.5pt" fo:font-weight="bold" style:font-name-asian="Times New Roman1" style:font-size-asian="13.5pt" style:language-asian="de" style:country-asian="DE" style:font-weight-asian="bold" style:font-name-complex="Times New Roman1" style:font-size-complex="13.5pt" style:font-weight-complex="bold"/>
    </style:style>
    <style:style style:name="Normal_20__28_Web_29_" style:display-name="Normal (Web)"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language-asian="de" style:country-asian="DE" style:font-name-complex="Times New Roman1"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Times New Roman" fo:font-size="24pt" fo:font-weight="bold" style:letter-kerning="true" style:font-name-asian="Times New Roman1" style:font-size-asian="24pt" style:language-asian="de" style:country-asian="DE" style:font-weight-asian="bold" style:font-name-complex="Times New Roman1" style:font-size-complex="24pt" style:font-weight-complex="bold"/>
    </style:style>
    <style:style style:name="Überschrift_20_2_20_Zchn" style:display-name="Überschrift 2 Zchn" style:family="text" style:parent-style-name="Default_20_Paragraph_20_Font">
      <style:text-properties style:font-name="Times New Roman" fo:font-size="18pt" fo:font-weight="bold" style:font-name-asian="Times New Roman1" style:font-size-asian="18pt" style:language-asian="de" style:country-asian="DE" style:font-weight-asian="bold" style:font-name-complex="Times New Roman1" style:font-size-complex="18pt" style:font-weight-complex="bold"/>
    </style:style>
    <style:style style:name="Überschrift_20_3_20_Zchn" style:display-name="Überschrift 3 Zchn" style:family="text" style:parent-style-name="Default_20_Paragraph_20_Font">
      <style:text-properties style:font-name="Times New Roman" fo:font-size="13.5pt" fo:font-weight="bold" style:font-name-asian="Times New Roman1" style:font-size-asian="13.5pt" style:language-asian="de" style:country-asian="DE" style:font-weight-asian="bold" style:font-name-complex="Times New Roman1"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249cm" fo:margin-left="-0.199cm" fo:margin-top="0cm" fo:margin-bottom="0cm" table:align="left" style:writing-mode="lr-tb"/>
    </style:style>
    <style:style style:name="Tabelle1.A" style:family="table-column">
      <style:table-column-properties style:column-width="3.441cm"/>
    </style:style>
    <style:style style:name="Tabelle1.B" style:family="table-column">
      <style:table-column-properties style:column-width="12.806cm"/>
    </style:style>
    <style:style style:name="Tabelle1.1" style:family="table-row">
      <style:table-row-properties fo:keep-together="auto"/>
    </style:style>
    <style:style style:name="Tabelle1.A1" style:family="table-cell">
      <style:table-cell-properties style:vertical-align="middle" fo:padding-left="0.199cm" fo:padding-right="0.191cm" fo:padding-top="0cm" fo:padding-bottom="0cm" fo:border="0.5pt solid #00000a"/>
    </style:style>
    <style:style style:name="MP1" style:family="paragraph" style:parent-style-name="Header">
      <style:paragraph-properties fo:margin-top="0cm" fo:margin-bottom="0cm" style:contextual-spacing="false" fo:line-height="100%"/>
      <style:text-properties style:font-name="Arial1" fo:font-size="12pt" style:font-size-asian="12pt"/>
    </style:style>
    <style:style style:name="MP2" style:family="paragraph" style:parent-style-name="Footer">
      <style:paragraph-properties fo:text-align="end" style:justify-single-word="false"/>
    </style:style>
    <style:style style:name="MT1" style:family="text">
      <style:text-properties fo:font-weight="bold" style:font-weight-asian="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style-name="Tabelle1.1">
            <table:table-cell table:style-name="Tabelle1.A1" office:value-type="string">
              <text:p text:style-name="MP1"><text:span text:style-name="MT1">Beschreibung</text:span></text:p>
            </table:table-cell>
            <table:table-cell table:style-name="Tabelle1.A1" office:value-type="string">
              <text:p text:style-name="MP1"><text:span text:style-name="MT1">Lernabschnitt</text:span></text:p>
            </table:table-cell>
          </table:table-row>
        </table:table>
        <text:p text:style-name="Header"/>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meta:initial-creator>
    <dc:creator>Marc</dc:creator>
    <meta:editing-cycles>17</meta:editing-cycles>
    <meta:creation-date>2014-04-25T14:31:00</meta:creation-date>
    <dc:date>2014-04-27T12:31:00</dc:date>
    <meta:editing-duration>P0D</meta:editing-duration>
    <meta:generator>LibreOffice/4.0.1.2$Windows_x86 LibreOffice_project/84102822e3d61eb989ddd325abf1ac077904985</meta:generator>
    <meta:document-statistic meta:table-count="1" meta:image-count="0" meta:object-count="0" meta:page-count="2" meta:paragraph-count="40" meta:word-count="607" meta:character-count="4414" meta:non-whitespace-character-count="38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